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9pt" fo:language="fr" fo:country="FR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Calibri1" fo:font-size="16pt" fo:language="fr" fo:country="FR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12pt" fo:language="fr" fo:country="FR" fo:font-style="italic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margin-top="0cm" fo:margin-bottom="0.353cm" loext:contextual-spacing="false" fo:line-height="115%" fo:text-align="end" style:justify-single-word="false"/>
      <style:text-properties style:use-window-font-color="true" style:font-name="Calibri1" fo:font-size="10pt" fo:language="fr" fo:country="FR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1" fo:font-size="8pt" fo:language="fr" fo:country="FR" fo:font-weight="bold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353cm" loext:contextual-spacing="false" fo:line-height="115%" fo:text-align="end" style:justify-single-word="false"/>
    </style:style>
    <style:style style:name="P7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8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P9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350c66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44d281"/>
    </style:style>
    <style:style style:name="P11" style:family="paragraph" style:parent-style-name="Standard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fo:background-color="transparent"/>
      <style:text-properties officeooo:paragraph-rsid="0031214a"/>
    </style:style>
    <style:style style:name="P12" style:family="paragraph" style:parent-style-name="Standard" style:master-page-name="">
      <loext:graphic-properties draw:fill="none"/>
      <style:paragraph-properties fo:margin-left="2cm" fo:margin-right="0cm" fo:margin-top="0cm" fo:margin-bottom="0.353cm" loext:contextual-spacing="false" fo:line-height="115%" fo:text-align="start" style:justify-single-word="false" fo:text-indent="0cm" style:auto-text-indent="false" style:page-number="auto" fo:background-color="transparent"/>
      <style:text-properties officeooo:paragraph-rsid="0031214a"/>
    </style:style>
    <style:style style:name="P13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480796"/>
    </style:style>
    <style:style style:name="P14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1abf44"/>
    </style:style>
    <style:style style:name="T1" style:family="text">
      <style:text-properties style:use-window-font-color="true" style:font-name="Calibri1" fo:font-size="9pt" fo:language="fr" fo:country="FR" fo:font-weight="normal" officeooo:rsid="001a7856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9pt" fo:language="fr" fo:country="FR" fo:font-style="italic" fo:font-weight="normal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9pt" fo:language="fr" fo:country="FR" fo:font-style="italic" fo:font-weight="normal" officeooo:rsid="001c0f30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9pt" fo:language="fr" fo:country="FR" fo:font-style="italic" fo:font-weight="normal" officeooo:rsid="002bbec2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9pt" fo:language="fr" fo:country="FR" fo:font-style="italic" fo:font-weight="normal" officeooo:rsid="00413901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9pt" fo:language="fr" fo:country="FR" fo:font-style="italic" fo:font-weight="normal" officeooo:rsid="00480796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9pt" fo:language="fr" fo:country="FR" fo:font-weight="bold" fo:background-color="transparent" loext:char-shading-value="0" style:font-name-asian="Calibri1" style:font-size-asian="7.84999990463257pt" style:font-name-complex="Calibri1" style:font-size-complex="9pt"/>
    </style:style>
    <style:style style:name="T8" style:family="text">
      <style:text-properties style:use-window-font-color="true" style:font-name="Calibri1" fo:font-size="16pt" fo:language="fr" fo:country="FR" fo:font-weight="normal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0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480796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1" style:family="text">
      <style:text-properties style:use-window-font-color="true" style:font-name="Calibri1" fo:font-size="12pt" fo:language="fr" fo:country="FR" style:text-underline-style="solid" style:text-underline-width="auto" style:text-underline-color="font-color" fo:font-weight="normal" officeooo:rsid="004bda36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12" style:family="text">
      <style:text-properties style:use-window-font-color="true" style:font-name="Calibri1" fo:font-size="8pt" fo:language="fr" fo:country="FR" fo:font-weight="normal" fo:background-color="transparent" loext:char-shading-value="0" style:font-name-asian="Calibri1" style:font-name-complex="Calibri1"/>
    </style:style>
    <style:style style:name="T13" style:family="text">
      <style:text-properties style:use-window-font-color="true" style:font-name="Calibri1" fo:font-size="8pt" fo:language="fr" fo:country="FR" fo:font-weight="normal" officeooo:rsid="003b494f" fo:background-color="transparent" loext:char-shading-value="0" style:font-name-asian="Calibri1" style:font-name-complex="Calibri1"/>
    </style:style>
    <style:style style:name="T14" style:family="text">
      <style:text-properties style:use-window-font-color="true" style:font-name="Calibri1" fo:font-size="8pt" fo:language="fr" fo:country="FR" fo:font-weight="normal" officeooo:rsid="0042837f" fo:background-color="transparent" loext:char-shading-value="0" style:font-name-asian="Calibri1" style:font-name-complex="Calibri1"/>
    </style:style>
    <style:style style:name="T15" style:family="text">
      <style:text-properties style:use-window-font-color="true" style:font-name="Calibri1" fo:font-size="8pt" fo:language="fr" fo:country="FR" fo:font-weight="normal" officeooo:rsid="004abed2" fo:background-color="transparent" loext:char-shading-value="0" style:font-name-asian="Calibri1" style:font-name-complex="Calibri1"/>
    </style:style>
    <style:style style:name="T16" style:family="text">
      <style:text-properties style:use-window-font-color="true" style:font-name="Calibri1" fo:font-size="8pt" fo:language="fr" fo:country="FR" fo:font-weight="normal" officeooo:rsid="004b8e04" fo:background-color="transparent" loext:char-shading-value="0" style:font-name-asian="Calibri1" style:font-name-complex="Calibri1"/>
    </style:style>
    <style:style style:name="T17" style:family="text">
      <style:text-properties style:use-window-font-color="true" style:font-name="Calibri1" fo:font-size="8pt" fo:language="fr" fo:country="FR" fo:font-weight="normal" officeooo:rsid="004bda36" fo:background-color="transparent" loext:char-shading-value="0" style:font-name-asian="Calibri1" style:font-name-complex="Calibri1"/>
    </style:style>
    <style:style style:name="T18" style:family="text">
      <style:text-properties style:use-window-font-color="true" style:font-name="Calibri1" fo:font-size="8pt" fo:language="fr" fo:country="FR" fo:font-weight="normal" officeooo:rsid="002bbec2" fo:background-color="transparent" loext:char-shading-value="0" style:font-name-asian="Calibri1" style:font-size-asian="8pt" style:font-name-complex="Calibri1" style:font-size-complex="8pt"/>
    </style:style>
    <style:style style:name="T19" style:family="text">
      <style:text-properties style:use-window-font-color="true" style:font-name="Calibri1" fo:font-size="8pt" fo:language="fr" fo:country="FR" fo:font-weight="normal" officeooo:rsid="003b3e4e" fo:background-color="transparent" loext:char-shading-value="0" style:font-name-asian="Calibri1" style:font-size-asian="8pt" style:font-name-complex="Calibri1" style:font-size-complex="8pt"/>
    </style:style>
    <style:style style:name="T20" style:family="text">
      <style:text-properties style:use-window-font-color="true" style:font-name="Calibri1" fo:font-size="8pt" fo:language="fr" fo:country="FR" fo:font-weight="normal" officeooo:rsid="00413901" fo:background-color="transparent" loext:char-shading-value="0" style:font-name-asian="Calibri1" style:font-size-asian="8pt" style:font-name-complex="Calibri1" style:font-size-complex="8pt"/>
    </style:style>
    <style:style style:name="T21" style:family="text">
      <style:text-properties style:use-window-font-color="true" style:font-name="Calibri1" fo:font-size="8pt" fo:language="fr" fo:country="FR" fo:font-weight="normal" officeooo:rsid="00480796" fo:background-color="transparent" loext:char-shading-value="0" style:font-name-asian="Calibri1" style:font-size-asian="8pt" style:font-name-complex="Calibri1" style:font-size-complex="8pt"/>
    </style:style>
    <style:style style:name="T22" style:family="text">
      <style:text-properties style:use-window-font-color="true" style:font-name="Calibri1" fo:font-size="8pt" fo:language="fr" fo:country="FR" fo:font-weight="normal" officeooo:rsid="00495d16" fo:background-color="transparent" loext:char-shading-value="0" style:font-name-asian="Calibri1" style:font-size-asian="8pt" style:font-name-complex="Calibri1" style:font-size-complex="8pt"/>
    </style:style>
    <style:style style:name="T23" style:family="text">
      <style:text-properties style:use-window-font-color="true" style:font-name="Calibri1" fo:font-size="8pt" fo:language="fr" fo:country="FR" fo:font-weight="normal" officeooo:rsid="004abed2" fo:background-color="transparent" loext:char-shading-value="0" style:font-name-asian="Calibri1" style:font-size-asian="8pt" style:font-name-complex="Calibri1" style:font-size-complex="8pt"/>
    </style:style>
    <style:style style:name="T24" style:family="text">
      <style:text-properties style:use-window-font-color="true" style:font-name="Calibri1" fo:font-size="8pt" fo:language="fr" fo:country="FR" fo:font-weight="normal" officeooo:rsid="004b8e04" fo:background-color="transparent" loext:char-shading-value="0" style:font-name-asian="Calibri1" style:font-size-asian="8pt" style:font-name-complex="Calibri1" style:font-size-complex="8pt"/>
    </style:style>
    <style:style style:name="T25" style:family="text">
      <style:text-properties style:use-window-font-color="true" style:font-name="Calibri1" fo:font-size="8pt" fo:language="fr" fo:country="FR" fo:font-weight="normal" officeooo:rsid="004bda36" fo:background-color="transparent" loext:char-shading-value="0" style:font-name-asian="Calibri1" style:font-size-asian="8pt" style:font-name-complex="Calibri1" style:font-size-complex="8pt"/>
    </style:style>
    <style:style style:name="T26" style:family="text">
      <style:text-properties style:use-window-font-color="true" style:font-name="Calibri1" fo:font-size="8pt" fo:language="fr" fo:country="FR" fo:font-weight="normal" officeooo:rsid="003b494f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7" style:family="text">
      <style:text-properties style:use-window-font-color="true" style:font-name="Calibri1" fo:font-size="8pt" fo:language="fr" fo:country="FR" fo:font-weight="normal" officeooo:rsid="0043ff62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8" style:family="text">
      <style:text-properties style:use-window-font-color="true" style:font-name="Calibri1" fo:font-size="8pt" fo:language="fr" fo:country="FR" fo:font-weight="normal" officeooo:rsid="004b8e04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29" style:family="text">
      <style:text-properties style:use-window-font-color="true" style:font-name="Calibri1" fo:font-size="8pt" fo:language="fr" fo:country="FR" fo:font-weight="normal" officeooo:rsid="004bda36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30" style:family="text">
      <style:text-properties style:use-window-font-color="true" style:font-name="Calibri1" fo:font-size="8pt" fo:language="fr" fo:country="FR" fo:font-weight="normal" officeooo:rsid="004ce42c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31" style:family="text">
      <style:text-properties style:use-window-font-color="true" style:font-name="Calibri1" fo:font-size="8pt" fo:language="fr" fo:country="FR" fo:font-weight="bold" fo:background-color="transparent" loext:char-shading-value="0" style:font-name-asian="Calibri1" style:font-name-complex="Calibri1"/>
    </style:style>
    <style:style style:name="T32" style:family="text">
      <style:text-properties style:use-window-font-color="true" style:font-name="Calibri1" fo:font-size="8pt" fo:language="fr" fo:country="FR" fo:font-weight="bold" officeooo:rsid="001c0f30" fo:background-color="transparent" loext:char-shading-value="0" style:font-name-asian="Calibri1" style:font-name-complex="Calibri1"/>
    </style:style>
    <style:style style:name="T33" style:family="text">
      <style:text-properties officeooo:rsid="0020d074"/>
    </style:style>
    <style:style style:name="T34" style:family="text">
      <style:text-properties officeooo:rsid="00480796"/>
    </style:style>
    <style:style style:name="T35" style:family="text">
      <style:text-properties officeooo:rsid="004b8e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HOEN Adrien</text:p>
      <text:p text:style-name="P1"/>
      <text:p text:style-name="P2">Rapport de réunion n°<text:span text:style-name="T34">10</text:span></text:p>
      <text:p text:style-name="P13"><text:span text:style-name="T8"><text:tab/></text:span><text:span text:style-name="T2">Date de la réunion : </text:span><text:span text:style-name="T5">02</text:span><text:span text:style-name="T4">/0</text:span><text:span text:style-name="T5">4</text:span><text:span text:style-name="T2">/202</text:span><text:span text:style-name="T3">1</text:span></text:p>
      <text:p text:style-name="P7"><text:span text:style-name="T2"><text:tab/>Date de la prochaine réunion : </text:span><text:span text:style-name="T5">0</text:span><text:span text:style-name="T6">9</text:span><text:span text:style-name="T4">/0</text:span><text:span text:style-name="T5">4</text:span><text:span text:style-name="T4">/</text:span><text:span text:style-name="T2">202</text:span><text:span text:style-name="T3">1</text:span></text:p>
      <text:p text:style-name="P3"/>
      <text:p text:style-name="P6"><text:span text:style-name="T9">Ordre du jour : </text:span><text:span text:style-name="T11">Entraînement</text:span><text:span text:style-name="T10"> sur Igrida</text:span></text:p>
      <text:p text:style-name="P4"/>
      <text:p text:style-name="P7"><text:span text:style-name="T31">1. Ce que l</text:span><text:span text:style-name="T32">e stagiaire a</text:span><text:span text:style-name="T31"> dit</text:span></text:p>
      <text:p text:style-name="P12"><text:span text:style-name="T1"><text:tab/></text:span><text:span text:style-name="T20">J’ai </text:span><text:span text:style-name="T21">compris comment résoudre les </text:span><text:span text:style-name="T24">problèmes</text:span><text:span text:style-name="T21"> de version mis en </text:span><text:span text:style-name="T24">évidence</text:span><text:span text:style-name="T21"> la </text:span><text:span text:style-name="T24">semaine</text:span><text:span text:style-name="T21"> </text:span><text:span text:style-name="T24">dernière.</text:span><text:span text:style-name="T21"> J’ai suivi un séminaire qui m’a </text:span><text:span text:style-name="T24">permis</text:span><text:span text:style-name="T21"> de </text:span><text:span text:style-name="T24">mieux</text:span><text:span text:style-name="T21"> </text:span><text:span text:style-name="T24">maîtriser</text:span><text:span text:style-name="T21"> l’outil. Je sais maintenant pourquoi mon code ne marchait pas lors de certaine </text:span><text:span text:style-name="T24">exécution</text:span><text:span text:style-name="T21"> et je sais créer des conteneurs dans lesquels je chargerais directement l’ensemble des librairies dont j’ai besoin.</text:span></text:p>
      <text:p text:style-name="P11"><text:span text:style-name="T18"><text:tab/></text:span><text:span text:style-name="T21">Grace au chargement des données directement dans la RAM, le </text:span><text:span text:style-name="T24">temps</text:span><text:span text:style-name="T21"> </text:span><text:span text:style-name="T24">d’entraînement</text:span><text:span text:style-name="T21"> à été réduit, j’ai effectué un </text:span><text:span text:style-name="T25">entraînement</text:span><text:span text:style-name="T21"> de 20 epochs en treize heures. </text:span><text:span text:style-name="T22">Toutefois je n’ai pas </text:span><text:span text:style-name="T25">pu</text:span><text:span text:style-name="T22"> </text:span><text:span text:style-name="T25">implémenter</text:span><text:span text:style-name="T22"> correctement le mutiprocessing</text:span></text:p>
      <text:p text:style-name="P11"><text:span text:style-name="T18"><text:tab/></text:span><text:span text:style-name="T22">Le </text:span><text:span text:style-name="T25">modèle</text:span><text:span text:style-name="T22"> que j’ai </text:span><text:span text:style-name="T25">entraîné</text:span><text:span text:style-name="T22"> est un VQ-VAE, toutefois, je ne peux pas encore générer d’échantillons avec ce </text:span><text:span text:style-name="T25">modèle</text:span><text:span text:style-name="T22"> </text:span><text:span text:style-name="T25">entraîné</text:span><text:span text:style-name="T22">, car il faut déjà que j’apprenne la distribution du code sous forme d’embedding, à l’aide d’un réseau de neuronne. Pour les images, le réseau utilisé est PixelCNN.</text:span></text:p>
      <text:p text:style-name="P11"><text:span text:style-name="T19"><text:tab/></text:span><text:span text:style-name="T23">J’ai aussi effectué des recherches sur l’évaluation du </text:span><text:span text:style-name="T25">modèle</text:span><text:span text:style-name="T23">, en </text:span><text:span text:style-name="T25">en </text:span><text:span text:style-name="T23">apprenant plus sur une fonction qui évalue la similarité entre la répartition des données générées et celle des données </text:span><text:span text:style-name="T25">réelles.</text:span><text:span text:style-name="T23"> Il faut toutefois que je termine de résumer l’étude.</text:span></text:p>
      <text:p text:style-name="P7"><text:span text:style-name="T31">2. Ce que les </text:span><text:span text:style-name="T32">encadrants</text:span><text:span text:style-name="T31"> ont ajoutés</text:span></text:p>
      <text:p text:style-name="P10"><text:span text:style-name="T12"><text:tab/><text:tab/></text:span><text:span text:style-name="T15">Le multiprocessing n’est pas </text:span><text:span text:style-name="T17">forcément</text:span><text:span text:style-name="T15"> obligatoire ; peut </text:span><text:span text:style-name="T17">être</text:span><text:span text:style-name="T15"> qu’un simple </text:span><text:span text:style-name="T17">entraînement</text:span><text:span text:style-name="T15"> <text:tab/>avec CUDA et les données chargées dans la RAM suffirait.</text:span></text:p>
      <text:p text:style-name="P9"><text:span text:style-name="T13"><text:tab/><text:tab/></text:span><text:span text:style-name="T15">PixelCNN est utilisé pour la génération d’image, il faudrait </text:span><text:span text:style-name="T17">peut-être</text:span><text:span text:style-name="T15"> chercher un autre <text:tab/></text:span><text:span text:style-name="T17">modèle</text:span><text:span text:style-name="T15"> pour la génération de paquet.</text:span><text:span text:style-name="T14"><text:tab/><text:tab/></text:span></text:p>
      <text:p text:style-name="P9"><text:span text:style-name="T13"><text:tab/><text:tab/></text:span><text:span text:style-name="T16">Il faut </text:span><text:span text:style-name="T17">réfléchir</text:span><text:span text:style-name="T16"> à l’utilisation d’un DSL ; spécifiquement, </text:span><text:span text:style-name="T17">réfléchir</text:span><text:span text:style-name="T16"> aux </text:span><text:span text:style-name="T17">regels</text:span><text:span text:style-name="T16"> que l’on peut <text:tab/>déjà déduire et que le réseau n’aura pas à apprendre</text:span></text:p>
      <text:p text:style-name="P5">3. Ce <text:span text:style-name="T33">qu’</text:span>il faut faire pour la prochaine séance</text:p>
      <text:p text:style-name="P8"><text:span text:style-name="T7"><text:tab/><text:tab/></text:span><text:span text:style-name="T28">Faire la génération de paquets à l’aide du réseau </text:span><text:span text:style-name="T29">entraîné</text:span></text:p>
      <text:p text:style-name="P8"><text:span text:style-name="T27"><text:tab/><text:tab/></text:span><text:span text:style-name="T28">Continuer </text:span><text:span text:style-name="T29">l’étude</text:span><text:span text:style-name="T28"> de la fonction d’évaluation des modèles</text:span></text:p>
      <text:p text:style-name="P8"><text:span text:style-name="T26"><text:tab/><text:tab/></text:span><text:span text:style-name="T29">Établir</text:span><text:span text:style-name="T28"> une liste de </text:span><text:span text:style-name="T29">règles de conceptio</text:span><text:span text:style-name="T30">n</text:span><text:span text:style-name="T28"> de</text:span><text:span text:style-name="T29">s</text:span><text:span text:style-name="T28"> paquets avec une analyse wireshark </text:span><text:span text:style-name="T29"><text:tab/></text:span><text:span text:style-name="T28">(spécialement pour les couches basses</text:span><text:span text:style-name="T29">)</text:span><text:span text:style-name="T2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2T21:46:15.620332563</dc:date>
    <meta:editing-duration>PT7H19M29S</meta:editing-duration>
    <meta:editing-cycles>25</meta:editing-cycles>
    <meta:generator>LibreOffice/6.4.6.2$Linux_X86_64 LibreOffice_project/40$Build-2</meta:generator>
    <meta:document-statistic meta:table-count="0" meta:image-count="0" meta:object-count="0" meta:page-count="1" meta:paragraph-count="18" meta:word-count="327" meta:character-count="2048" meta:non-whitespace-character-count="1715"/>
  </office:meta>
</office:document-meta>
</file>